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8">
      <style:graphic-properties fo:wrap-option="wrap" fo:padding-top="0.05in" fo:padding-bottom="0.05in" fo:padding-left="0.1in" fo:padding-right="0.1in" draw:textarea-vertical-align="middle" draw:textarea-horizontal-align="center" draw:fill="solid" draw:fill-color="#dae3f3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1">
      <style:graphic-properties draw:fill="none" draw:stroke="solid" svg:stroke-width="0.00694in" svg:stroke-color="#4472c4" draw:marker-end="a350" svg:stroke-opacity="100%" draw:stroke-linejoin="miter" svg:stroke-linecap="butt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57">
      <style:graphic-properties draw:fill="none" draw:stroke="solid" svg:stroke-width="0.00694in" svg:stroke-color="#4472c4" draw:marker-end="a356" svg:stroke-opacity="100%" draw:stroke-linejoin="miter" svg:stroke-linecap="butt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>
      <style:graphic-properties fo:wrap-option="wrap" fo:padding-top="0.05in" fo:padding-bottom="0.05in" fo:padding-left="0.1in" fo:padding-right="0.1in" draw:textarea-vertical-align="middle" draw:textarea-horizontal-align="center" draw:fill="solid" draw:fill-color="#dae3f3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fo:wrap-option="wrap" fo:padding-top="0.05in" fo:padding-bottom="0.05in" fo:padding-left="0.1in" fo:padding-right="0.1in" draw:textarea-vertical-align="middle" draw:textarea-horizontal-align="center" draw:fill="solid" draw:fill-color="#dae3f3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45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346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9">
      <style:graphic-properties fo:wrap-option="wrap" fo:padding-top="0.05in" fo:padding-bottom="0.05in" fo:padding-left="0.1in" fo:padding-right="0.1in" draw:textarea-vertical-align="middle" draw:textarea-horizontal-align="center" draw:fill="solid" draw:fill-color="#f8cbad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35" draw:master-page-name="Master1-Layout1-title-Titelfolie" presentation:presentation-page-layout-name="Master1-PPL1" draw:id="Slide-256">
        <draw:custom-shape svg:x="2.83486in" svg:y="2.41284in" svg:width="1.29358in" svg:height="1.29358in" draw:id="id63" draw:style-name="a338" draw:name="Ellipse 3">
          <svg:title/>
          <svg:desc/>
          <text:p text:style-name="a337" text:class-names="" text:cond-style-name=""><text:span text:style-name="a33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5.67125in" svg:y="2.41284in" svg:width="1.29358in" svg:height="1.29358in" draw:id="id64" draw:style-name="a341" draw:name="Ellipse 4">
          <svg:title/>
          <svg:desc/>
          <text:p text:style-name="a340" text:class-names="" text:cond-style-name=""><text:span text:style-name="a33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7.06575in" svg:y="2.41284in" svg:width="1.29358in" svg:height="1.29358in" draw:id="id65" draw:style-name="a344" draw:name="Ellipse 5">
          <svg:title/>
          <svg:desc/>
          <text:p text:style-name="a343" text:class-names="" text:cond-style-name=""><text:span text:style-name="a34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3.48165in" svg:y1="2.41284in" draw:start-shape="id63" draw:start-glue-point="0" svg:x2="6.31804in" svg:y2="2.41284in" draw:end-shape="id64" draw:end-glue-point="0" draw:id="id66" draw:style-name="a345" draw:name="Gerader Verbinder 7">
          <svg:title/>
          <svg:desc/>
        </draw:connector>
        <draw:connector draw:type="line" svg:x1="6.31804in" svg:y1="3.70642in" draw:start-shape="id64" draw:start-glue-point="2" svg:x2="3.48165in" svg:y2="3.70642in" draw:end-shape="id63" draw:end-glue-point="2" draw:id="id67" draw:style-name="a346" draw:name="Gerader Verbinder 9">
          <svg:title/>
          <svg:desc/>
        </draw:connector>
        <draw:custom-shape svg:x="6.89068in" svg:y="2.41284in" svg:width="0.24923in" svg:height="1.29358in" draw:id="id68" draw:style-name="a349" draw:name="Pfeil: nach oben 10">
          <svg:title/>
          <svg:desc/>
          <text:p text:style-name="a348" text:class-names="" text:cond-style-name=""><text:span text:style-name="a347" text:class-names=""/></text:p>
          <draw:enhanced-geometry xmlns:dr3d="urn:oasis:names:tc:opendocument:xmlns:dr3d:1.0" draw:type="non-primitive" svg:viewBox="0 0 21600 21600" draw:enhanced-path="M ?f11 ?f9 L ?f11 ?f12 ?f8 ?f12 ?f10 ?f8 ?f9 ?f12 ?f13 ?f12 ?f13 ?f9 Z N" draw:text-areas="?f11 ?f19 ?f13 ?f24" draw:glue-points="?f22 ?f12 ?f23 ?f12" draw:glue-point-leaving-directions="-270, -90" draw:modifiers="2081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21600 - ?f11"/>
            <draw:equation draw:name="f14" draw:formula="21600 * ?f7"/>
            <draw:equation draw:name="f15" draw:formula="0 * ?f6"/>
            <draw:equation draw:name="f16" draw:formula="21600 * ?f6"/>
            <draw:equation draw:name="f17" draw:formula="?f12 * ?f11"/>
            <draw:equation draw:name="f18" draw:formula="?f17 / 10800"/>
            <draw:equation draw:name="f19" draw:formula="?f12 - ?f18"/>
            <draw:equation draw:name="f20" draw:formula="$1 / ?f6"/>
            <draw:equation draw:name="f21" draw:formula="$0 / ?f7"/>
            <draw:equation draw:name="f22" draw:formula="?f15 / ?f6"/>
            <draw:equation draw:name="f23" draw:formula="?f16 / ?f6"/>
            <draw:equation draw:name="f24" draw:formula="?f14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type="line" svg:x1="7.01529in" svg:y1="1.92661in" svg:x2="7.01529in" svg:y2="2.31193in" draw:id="id69" draw:style-name="a351" draw:name="Gerade Verbindung mit Pfeil 12">
          <svg:title/>
          <svg:desc/>
        </draw:connector>
        <draw:frame draw:id="id70" draw:style-name="a355" draw:name="Textfeld 14" svg:x="6.78948in" svg:y="1.5227in" svg:width="0.55254in" svg:height="0.40391in">
          <draw:text-box>
            <text:p text:style-name="a354" text:class-names="" text:cond-style-name=""><text:span text:style-name="a352" text:class-names="">F</text:span><text:span text:style-name="a353" text:class-names="">Q</text:span></text:p>
          </draw:text-box>
          <svg:title/>
          <svg:desc/>
        </draw:frame>
        <draw:connector draw:type="line" svg:x1="7.66055in" svg:y1="3.04587in" svg:x2="7.13991in" svg:y2="3.04587in" draw:id="id71" draw:style-name="a357" draw:name="Gerade Verbindung mit Pfeil 16">
          <svg:title/>
          <svg:desc/>
        </draw:connector>
        <draw:frame draw:id="id72" draw:style-name="a361" draw:name="Textfeld 18" svg:x="7.66132in" svg:y="2.84392in" svg:width="0.52294in" svg:height="0.40391in">
          <draw:text-box>
            <text:p text:style-name="a360" text:class-names="" text:cond-style-name=""><text:span text:style-name="a358" text:class-names="">F</text:span><text:span text:style-name="a359" text:class-names="">N</text:span></text:p>
          </draw:text-box>
          <svg:title/>
          <svg:desc/>
        </draw:frame>
        <draw:frame draw:id="id73" draw:style-name="a366" draw:name="Textfeld 11" svg:x="5.82592in" svg:y="3.80733in" svg:width="2.37875in" svg:height="0.40391in">
          <draw:text-box>
            <text:p text:style-name="a365" text:class-names="" text:cond-style-name=""><text:span text:style-name="a362" text:class-names="">Durchquetschkraft F</text:span><text:span text:style-name="a363" text:class-names="">Q</text:span><text:span text:style-name="a364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350" svg:viewBox="0 0 20 30" svg:d="m10 0-10 30h20z"/>
    <draw:marker draw:name="a356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4.03.2018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0">
      <draw:frame draw:id="id5" presentation:style-name="a33" draw:name="Titel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astertitelformat bearbeiten</text:span></text:p>
        </draw:text-box>
        <svg:title/>
        <svg:desc/>
      </draw:frame>
      <draw:frame draw:id="id6" presentation:style-name="a36" draw:name="Untertitel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aster-Untertitelformat bearbeiten</text:span></text:p>
        </draw:text-box>
        <svg:title/>
        <svg:desc/>
      </draw:frame>
      <draw:frame draw:id="id7" presentation:style-name="a40" draw:name="Datumsplatzhalt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4.03.2018</text:date></text:span></text:p>
        </draw:text-box>
        <svg:title/>
        <svg:desc/>
      </draw:frame>
      <draw:frame draw:id="id8" presentation:style-name="a43" draw:name="Fußzeilenplatzhalt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Foliennummernplatzhalt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47">
      <draw:frame draw:id="id10" presentation:style-name="a50" draw:name="Titel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astertitelformat bearbeiten</text:span></text:p>
        </draw:text-box>
        <svg:title/>
        <svg:desc/>
      </draw:frame>
      <draw:frame draw:id="id11" presentation:style-name="a66" draw:name="Inhaltsplatzhalt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Mastertextformat bearbei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Zweite Ebene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4.03.2018</text:date></text:span></text:p>
        </draw:text-box>
        <svg:title/>
        <svg:desc/>
      </draw:frame>
      <draw:frame draw:id="id13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77">
      <draw:frame draw:id="id15" presentation:style-name="a80" draw:name="Titel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astertitelformat bearbeiten</text:span></text:p>
        </draw:text-box>
        <svg:title/>
        <svg:desc/>
      </draw:frame>
      <draw:frame draw:id="id16" presentation:style-name="a84" draw:name="Textplatzhalt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Mastertextformat bearbeiten</text:span></text:p>
            </text:list-item>
          </text:list>
        </draw:text-box>
        <svg:title/>
        <svg:desc/>
      </draw:frame>
      <draw:frame draw:id="id17" presentation:style-name="a88" draw:name="Datumsplatzhalt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4.03.2018</text:date></text:span></text:p>
        </draw:text-box>
        <svg:title/>
        <svg:desc/>
      </draw:frame>
      <draw:frame draw:id="id18" presentation:style-name="a91" draw:name="Fußzeilenplatzhalt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Foliennummernplatzhalt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95">
      <draw:frame draw:id="id20" presentation:style-name="a98" draw:name="Titel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astertitelformat bearbeiten</text:span></text:p>
        </draw:text-box>
        <svg:title/>
        <svg:desc/>
      </draw:frame>
      <draw:frame draw:id="id21" presentation:style-name="a114" draw:name="Inhaltsplatzhalt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Mastertextformat bearbei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Zweite Ebene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Inhaltsplatzhalt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umsplatzhalt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4.03.2018</text:date></text:span></text:p>
        </draw:text-box>
        <svg:title/>
        <svg:desc/>
      </draw:frame>
      <draw:frame draw:id="id24" presentation:style-name="a137" draw:name="Fußzeilenplatzhalt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Foliennummernplatzhalt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41">
      <draw:frame draw:id="id26" presentation:style-name="a144" draw:name="Titel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astertitelformat bearbeiten</text:span></text:p>
        </draw:text-box>
        <svg:title/>
        <svg:desc/>
      </draw:frame>
      <draw:frame draw:id="id27" presentation:style-name="a148" draw:name="Textplatzhalt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Mastertextformat bearbeiten</text:span></text:p>
            </text:list-item>
          </text:list>
        </draw:text-box>
        <svg:title/>
        <svg:desc/>
      </draw:frame>
      <draw:frame draw:id="id28" presentation:style-name="a164" draw:name="Inhaltsplatzhalt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astertextformat bearbei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Zweite Ebene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platzhalt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Mastertextformat bearbeiten</text:span></text:p>
            </text:list-item>
          </text:list>
        </draw:text-box>
        <svg:title/>
        <svg:desc/>
      </draw:frame>
      <draw:frame draw:id="id30" presentation:style-name="a184" draw:name="Inhaltsplatzhalt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Mastertextformat bearbeit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Zweite Ebene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umsplatzhalt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4.03.2018</text:date></text:span></text:p>
        </draw:text-box>
        <svg:title/>
        <svg:desc/>
      </draw:frame>
      <draw:frame draw:id="id32" presentation:style-name="a191" draw:name="Fußzeilenplatzhalt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Foliennummernplatzhalt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195">
      <draw:frame draw:id="id34" presentation:style-name="a198" draw:name="Titel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astertitelformat bearbeiten</text:span></text:p>
        </draw:text-box>
        <svg:title/>
        <svg:desc/>
      </draw:frame>
      <draw:frame draw:id="id35" presentation:style-name="a202" draw:name="Datumsplatzhalt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4.03.2018</text:date></text:span></text:p>
        </draw:text-box>
        <svg:title/>
        <svg:desc/>
      </draw:frame>
      <draw:frame draw:id="id36" presentation:style-name="a205" draw:name="Fußzeilenplatzhalt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Foliennummernplatzhalt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09">
      <draw:frame draw:id="id38" presentation:style-name="a213" draw:name="Datumsplatzhalt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4.03.2018</text:date></text:span></text:p>
        </draw:text-box>
        <svg:title/>
        <svg:desc/>
      </draw:frame>
      <draw:frame draw:id="id39" presentation:style-name="a216" draw:name="Fußzeilenplatzhalt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Foliennummernplatzhalt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20">
      <draw:frame draw:id="id41" presentation:style-name="a223" draw:name="Titel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astertitelformat bearbeiten</text:span></text:p>
        </draw:text-box>
        <svg:title/>
        <svg:desc/>
      </draw:frame>
      <draw:frame draw:id="id42" presentation:style-name="a239" draw:name="Inhaltsplatzhalt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Mastertextformat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platzhalt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Mastertextformat bearbeiten</text:span></text:p>
            </text:list-item>
          </text:list>
        </draw:text-box>
        <svg:title/>
        <svg:desc/>
      </draw:frame>
      <draw:frame draw:id="id44" presentation:style-name="a247" draw:name="Datumsplatzhalt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4.03.2018</text:date></text:span></text:p>
        </draw:text-box>
        <svg:title/>
        <svg:desc/>
      </draw:frame>
      <draw:frame draw:id="id45" presentation:style-name="a250" draw:name="Fußzeilenplatzhalt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Foliennummernplatzhalt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54">
      <draw:frame draw:id="id47" presentation:style-name="a257" draw:name="Titel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astertitelformat bearbeiten</text:span></text:p>
        </draw:text-box>
        <svg:title/>
        <svg:desc/>
      </draw:frame>
      <draw:frame draw:id="id48" presentation:style-name="a260" draw:name="Bildplatzhalt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platzhalt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Mastertextformat bearbeiten</text:span></text:p>
            </text:list-item>
          </text:list>
        </draw:text-box>
        <svg:title/>
        <svg:desc/>
      </draw:frame>
      <draw:frame draw:id="id50" presentation:style-name="a268" draw:name="Datumsplatzhalt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4.03.2018</text:date></text:span></text:p>
        </draw:text-box>
        <svg:title/>
        <svg:desc/>
      </draw:frame>
      <draw:frame draw:id="id51" presentation:style-name="a271" draw:name="Fußzeilenplatzhalt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Foliennummernplatzhalt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75">
      <draw:frame draw:id="id53" presentation:style-name="a278" draw:name="Titel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astertitelformat bearbeiten</text:span></text:p>
        </draw:text-box>
        <svg:title/>
        <svg:desc/>
      </draw:frame>
      <draw:frame draw:id="id54" presentation:style-name="a294" draw:name="Vertikaler Textplatzhalt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astertextformat bearbei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Zweite Ebene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umsplatzhalt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4.03.2018</text:date></text:span></text:p>
        </draw:text-box>
        <svg:title/>
        <svg:desc/>
      </draw:frame>
      <draw:frame draw:id="id56" presentation:style-name="a301" draw:name="Fußzeilenplatzhalt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Foliennummernplatzhalt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05">
      <draw:frame draw:id="id58" presentation:style-name="a308" draw:name="Vertikaler Tite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astertitelformat bearbeiten</text:span></text:p>
        </draw:text-box>
        <svg:title/>
        <svg:desc/>
      </draw:frame>
      <draw:frame draw:id="id59" presentation:style-name="a324" draw:name="Vertikaler Textplatzhalt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astertextformat bearbeit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Zweite Ebene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umsplatzhalt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4.03.2018</text:date></text:span></text:p>
        </draw:text-box>
        <svg:title/>
        <svg:desc/>
      </draw:frame>
      <draw:frame draw:id="id61" presentation:style-name="a331" draw:name="Fußzeilenplatzhalt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Foliennummernplatzhalt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picdom12@htlkaindorf.at</meta:initial-creator>
    <dc:creator>picdom12@htlkaindorf.at</dc:creator>
    <meta:creation-date>2018-03-14T20:59:02Z</meta:creation-date>
    <dc:date>2018-03-24T10:38:44Z</dc:date>
    <meta:editing-cycles>1</meta:editing-cycles>
    <meta:editing-duration>PT0S</meta:editing-duration>
    <meta:document-statistic meta:paragraph-count="3" meta:word-count="4"/>
  </office:meta>
</office:document-meta>
</file>